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in" fo:margin-right="0in" fo:line-height="100%" fo:text-indent="0.5in" style:auto-text-indent="false"/>
    </style:style>
    <style:style style:name="P4" style:family="paragraph" style:parent-style-name="Standard">
      <style:paragraph-properties fo:margin-left="0in" fo:margin-right="0in" fo:line-height="100%" fo:text-align="justify" style:justify-single-word="false" fo:text-indent="0.5in" style:auto-text-indent="false"/>
    </style:style>
    <style:style style:name="P5"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6" style:family="paragraph" style:parent-style-name="Standard">
      <style:paragraph-properties fo:margin-left="0in" fo:margin-right="0in" fo:margin-top="0.139in" fo:margin-bottom="0.1665in" loext:contextual-spacing="false" fo:line-height="100%" fo:text-align="justify" style:justify-single-word="false" fo:keep-together="auto" fo:text-indent="0.5in" style:auto-text-indent="false" fo:keep-with-next="auto"/>
    </style:style>
    <style:style style:name="P7" style:family="paragraph" style:parent-style-name="Standard">
      <loext:graphic-properties draw:fill="solid" draw:fill-color="#ffffff"/>
      <style:paragraph-properties fo:margin-left="0in" fo:margin-right="0in" fo:margin-top="0.1665in" fo:margin-bottom="0.278in" loext:contextual-spacing="false" fo:line-height="100%" fo:text-align="justify" style:justify-single-word="false" fo:text-indent="0.5in" style:auto-text-indent="false" fo:background-color="#ffffff"/>
    </style:style>
    <style:style style:name="P8" style:family="paragraph" style:parent-style-name="Standard">
      <style:paragraph-properties fo:margin-left="0in" fo:margin-right="0in" fo:line-height="100%" fo:text-indent="0.5in" style:auto-text-indent="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in" fo:line-height="1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line-height="100%" fo:text-indent="0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12" style:family="paragraph" style:parent-style-name="Standard" style:list-style-name="WWNum3">
      <style:paragraph-properties fo:margin-left="0.25in" fo:margin-right="0in" fo:margin-top="0.1665in" fo:margin-bottom="0in" loext:contextual-spacing="false" fo:line-height="100%" fo:text-align="justify" style:justify-single-word="false" fo:text-indent="-0.25in" style:auto-text-indent="false"/>
    </style:style>
    <style:style style:name="P13" style:family="paragraph" style:parent-style-name="Standard" style:list-style-name="WWNum4">
      <style:paragraph-properties fo:margin-left="0.25in" fo:margin-right="0in" fo:margin-top="0.1665in" fo:margin-bottom="0in" loext:contextual-spacing="false" fo:line-height="100%" fo:text-align="justify" style:justify-single-word="false" fo:text-indent="-0.25in" style:auto-text-indent="false"/>
    </style:style>
    <style:style style:name="P14" style:family="paragraph" style:parent-style-name="Standard" style:list-style-name="WWNum3">
      <style:paragraph-properties fo:margin-left="0.25in" fo:margin-right="0in" fo:margin-top="0in" fo:margin-bottom="0.1665in" loext:contextual-spacing="false" fo:line-height="100%" fo:text-align="justify" style:justify-single-word="false" fo:text-indent="-0.25in" style:auto-text-indent="false"/>
    </style:style>
    <style:style style:name="P15" style:family="paragraph" style:parent-style-name="Standard" style:list-style-name="WWNum4">
      <style:paragraph-properties fo:margin-left="0.25in" fo:margin-right="0in" fo:margin-top="0in" fo:margin-bottom="0.1665in" loext:contextual-spacing="false" fo:line-height="100%" fo:text-align="justify" style:justify-single-word="false" fo:text-indent="-0.25in" style:auto-text-indent="false"/>
    </style:style>
    <style:style style:name="P16" style:family="paragraph" style:parent-style-name="Standard" style:list-style-name="WWNum4">
      <style:paragraph-properties fo:margin-left="0.25in" fo:margin-right="0in" fo:margin-top="0in" fo:margin-bottom="0in" loext:contextual-spacing="false" fo:line-height="100%" fo:text-align="justify" style:justify-single-word="false" fo:text-indent="-0.25in" style:auto-text-indent="false"/>
    </style:style>
    <style:style style:name="P17" style:family="paragraph" style:parent-style-name="Standard" style:list-style-name="WWNum5">
      <style:paragraph-properties fo:margin-left="0.25in" fo:margin-right="0in" fo:margin-top="0.139in" fo:margin-bottom="0in" loext:contextual-spacing="false" fo:line-height="100%" fo:text-align="justify" style:justify-single-word="false" fo:keep-together="auto" fo:text-indent="-0.25in" style:auto-text-indent="false" fo:keep-with-next="auto"/>
    </style:style>
    <style:style style:name="P18" style:family="paragraph" style:parent-style-name="Standard" style:list-style-name="WWNum1">
      <style:paragraph-properties fo:margin-left="0.25in" fo:margin-right="0in" fo:margin-top="0.139in" fo:margin-bottom="0.1665in" loext:contextual-spacing="false" fo:line-height="100%" fo:text-align="justify" style:justify-single-word="false" fo:keep-together="auto" fo:text-indent="-0.25in" style:auto-text-indent="false" fo:keep-with-next="auto"/>
    </style:style>
    <style:style style:name="P19" style:family="paragraph" style:parent-style-name="Standard" style:list-style-name="WWNum2">
      <style:paragraph-properties fo:margin-left="0.25in" fo:margin-right="0in" fo:margin-top="0.1665in" fo:margin-bottom="0.1665in" loext:contextual-spacing="false" fo:line-height="100%" fo:text-align="justify" style:justify-single-word="false" fo:text-indent="-0.25in" style:auto-text-indent="false"/>
    </style:style>
    <style:style style:name="P20"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1665in" fo:margin-bottom="0.1665in" loext:contextual-spacing="false" fo:line-height="100%" fo:text-align="justify" style:justify-single-word="false"/>
    </style:style>
    <style:style style:name="P22"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23" style:family="paragraph" style:parent-style-name="Standard">
      <style:paragraph-properties fo:margin-left="0.5in" fo:margin-right="0in" fo:line-height="100%" fo:text-align="justify" style:justify-single-word="false" fo:text-indent="0in" style:auto-text-indent="false"/>
    </style:style>
    <style:style style:name="P24" style:family="paragraph" style:parent-style-name="Standard" style:master-page-name="Standard">
      <style:paragraph-properties fo:line-height="100%" fo:text-align="center" style:justify-single-word="false" style:page-number="1"/>
    </style:style>
    <style:style style:name="P25" style:family="paragraph" style:parent-style-name="Heading_20_4">
      <style:paragraph-properties fo:margin-left="0in" fo:margin-right="0in" fo:margin-top="0.1665in" fo:margin-bottom="0.1665in" loext:contextual-spacing="false" fo:line-height="100%" fo:text-align="justify" style:justify-single-word="false" fo:text-indent="0in" style:auto-text-indent="false"/>
    </style:style>
    <style:style style:name="P26" style:family="paragraph" style:parent-style-name="Heading_20_4">
      <style:paragraph-properties fo:margin-left="0in" fo:margin-right="0in" fo:margin-top="0.1665in" fo:margin-bottom="0.1665in" loext:contextual-spacing="false" fo:line-height="100%" fo:text-align="justify" style:justify-single-word="false" fo:text-indent="0.5in" style:auto-text-indent="false"/>
    </style:style>
    <style:style style:name="P27" style:family="paragraph" style:parent-style-name="Title">
      <style:paragraph-properties fo:margin-left="0in" fo:margin-right="0in" fo:line-height="100%" fo:text-align="justify" style:justify-single-word="false" fo:text-indent="0in" style:auto-text-indent="false"/>
    </style:style>
    <style:style style:name="P28" style:family="paragraph" style:parent-style-name="Title">
      <style:paragraph-properties fo:margin-left="0in" fo:margin-right="0in" fo:line-height="115%" fo:text-align="justify" style:justify-single-word="false" fo:text-indent="0in" style:auto-text-indent="false"/>
    </style:style>
    <style:style style:name="P29" style:family="paragraph" style:parent-style-name="Title">
      <style:paragraph-properties fo:margin-left="0in" fo:margin-right="0in" fo:margin-top="0.139in" fo:margin-bottom="0.1665in" loext:contextual-spacing="false" fo:line-height="100%" fo:text-align="justify" style:justify-single-word="false" fo:text-indent="0in" style:auto-text-indent="false"/>
    </style:style>
    <style:style style:name="T1" style:family="text">
      <style:text-properties style:font-name="Times New Roman" fo:font-size="15pt" fo:font-weight="bold" style:font-name-asian="Times New Roman1" style:font-size-asian="15pt" style:font-weight-asian="bold" style:font-name-complex="Times New Roman1" style:font-size-complex="15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6" style:family="text">
      <style:text-properties fo:font-weight="bold" style:font-weight-asian="bold"/>
    </style:style>
    <style:style style:name="T7" style:family="text">
      <style:text-properties fo:color="#1e1d1d" style:font-name="Times New Roman" fo:font-size="12pt" style:font-name-asian="Times New Roman1" style:font-size-asian="12pt" style:font-name-complex="Times New Roman1" style:font-size-complex="12pt" fo:background-color="#ffffff"/>
    </style:style>
    <style:style style:name="T8" style:family="text">
      <style:text-properties fo:color="#1e1d1d" style:font-name="Times New Roman" fo:font-size="12pt" fo:font-weight="bold" style:font-name-asian="Times New Roman1" style:font-size-asian="12pt" style:font-weight-asian="bold" style:font-name-complex="Times New Roman1" style:font-size-complex="12pt" fo:background-color="#ffffff"/>
    </style:style>
    <style:style style:name="T9" style:family="text">
      <style:text-properties fo:color="#222222" style:font-name="Times New Roman" fo:font-size="12pt" style:font-name-asian="Times New Roman1" style:font-size-asian="12pt" style:font-name-complex="Times New Roman1" style:font-size-complex="12pt"/>
    </style:style>
    <style:style style:name="T10" style:family="text">
      <style:text-properties fo:color="#222222"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NOLI ME TANGERE WRITTEN REPORT:</text:span></text:p>
      <text:p text:style-name="P27"><text:bookmark text:name="_rm2hsrerxoa7"/><text:span text:style-name="T6">THE FACTUAL HISTORY OF NOLI ME TANGERE:</text:span></text:p>
      <text:p text:style-name="P4"><text:span text:style-name="T2">According to Jose Rizal: Life Works and Writing, the title "Noli Me tangere" is a latin phrase that means "Do not touch me." It is thought that the title was not initially imagined by Rizal, but came from the bible, specifically John 20:13-17, when Mary Magdalene visited the Holy Sepulcher and mistook Jesus for a gardener. When Mary recognized him following his resurrection, Jesus cautioned her, "Don't hang on to me! ...”</text:span></text:p>
      <text:p text:style-name="P9"/>
      <text:p text:style-name="P4"><text:span text:style-name="T2">The passage,when translated into Latin, is equivalent to Noli me tangere. There are early used translations titles like An eagle Flight and The social cancer. Rizal has a hobby of reading and he was inspired after reading the novel Uncle Tom's Cabin by Harriet Beecher Stowe. This novel is dedicated to the Philippines.</text:span></text:p>
      <text:p text:style-name="P9"/>
      <text:p text:style-name="P3"><text:span text:style-name="T2">Rizal started the book in Madrid toward the end of 1884 and finished nearly half of it. After completing his studies at the Central University of Madrid, he traveled to Paris in 1885 and continued writing the book, finishing the first half of the second part. In Germany, he completed the final fourth of the book. In Wilhelmsfeld between April and June of 1886, he penned the final few chapters of the Noli.The last edits to the Noli manuscript were performed by Rizal in Berlin during the chilly days of February 1886.h</text:span></text:p>
      <text:p text:style-name="P1"><text:span text:style-name="T2">In a brief moment of desperation, he almost threw it into the fire since he was unwell, broke, and saw little chance of getting it published.</text:span></text:p>
      <text:p text:style-name="P2"/>
      <text:p text:style-name="P4"><text:span text:style-name="T3">Viola,</text:span><text:span text:style-name="T2"> the rescuer of Noli and Rizal. In the midst of Rizal's melancholy and misery, he received a telegraph from his friend Dr. Maximo Viola, a scion of the wealthy family of San Miguel, Bulacan, who was visiting Berlin. He discovered Rizal in poverty and sick. Seeing his buddy in need, Viola quickly volunteered to support the printing of the Noli, owing to his large fortune. He also lends Rizal money for his living needs.</text:span></text:p>
      <text:p text:style-name="P10"/>
      <text:p text:style-name="P3"><text:span text:style-name="T2">Rizal finished editing his book after the holiday season. He removed the chapter "Elias and Salome" to reduce costs, and on February 21st, 1887, Noli me Tangere was prepared for printing. It cost P300 to publish 2000 copies of the novel.</text:span></text:p>
      <text:p text:style-name="P8"/>
      <text:p text:style-name="P3"><text:span text:style-name="T2">Rizal is suspected of being a spy. The chief police of Berlin sought Rizal for a passport during the printing of the Noli but was unable to get one from him. Rizal was given four days to abide with the rules or face deportation. When Rizal and Viola visited the Spanish embassy, the ambassador was unable to grant them a passport. The police head informed Rizal that there was concern that he was a French spy because there had been reports of his visiting communities in rural areas and that he was from Paris.</text:span></text:p>
      <text:p text:style-name="P8"/>
      <text:p text:style-name="P3"><text:span text:style-name="T2">The book was published on March 21, 1887. Rizal promptly sent his close pals the first printed copies of the book. In appreciation and admiration, Rizal presented Viola the galley of the book's proofs on March 29, 1887. His pen, which he used to write it and the complementing copy, was carefully rolled around.</text:span></text:p>
      <text:p text:style-name="P27"><text:bookmark text:name="_vx90iqutb5u2"/><text:span text:style-name="T6">THE SPECULATIVE HISTORY OF NOLI ME TANGERE:</text:span></text:p>
      <text:p text:style-name="P25"><text:bookmark text:name="_ddfwydwvk6un"/><text:span text:style-name="T6">Inspiration</text:span></text:p>
      <text:list xml:id="list1391988122" text:style-name="WWNum3">
        <text:list-item>
          <text:list>
            <text:list-item>
              <text:p text:style-name="P12"><text:span text:style-name="T2">Rizal drew his inspiration in writing Noli Me Tangere from a book entitled Uncle Tom’s Cabin which was authored by Harriet Beacher Stowe. Uncle Tom’s Cabin is about the life of Negro slaves under the hands of powerful white Americans. The book centered on the sufferings, maltreatment and hardships experienced by the Negro slaves and compared the sad plight of the slaves with the unfair treatment experienced by his countrymen under the Spanish rule. After Rizal read Uncle Tom's Cabin, Rizal suggested to his fellow Filipino friends to write a similar novel inspired by Beecher's Stowe's. Rizal planned not to write the novel by himself but through collective efforts done by other Filipinos who shared ideals with him. Rizal and his friends including the Paterno brothers–Pedro, Maximo, and Antonio; Graciano López-Jaena, Evaristo Aguirre, Eduardo de Lete, Melecio Figueroa, Valentín Ventura and Julio Llorento; decided to meet at the Paternos' house in Madrid. Each of them agreed to write a unified novel. Suddenly, when the writing began, most of them wanted to change the topic from Spanish abuse to somehow related to women. Rizal walked-out of the hall and decided to write the novel himself.</text:span></text:p>
            </text:list-item>
            <text:list-item>
              <text:p text:style-name="P14"><text:span text:style-name="T2">The reason why Jose Rizal wrote Noli Me Tangere is for freedom. Jose Rizal published this book as an instrument against the Spanish authorities as well as to ignite the long lost hearts of his fellow countrymen to stand up against the Spanish foes leading them towards freedom.Within those books, shows about the theme where it highlights the tyranny and the lives of the helpless citizens of the Philippines, and these books, reveal the true colors of these Spaniards. Jose Rizal first thought of gathering the written experiences of his countrymen against the Spanish rule and compile it with his thoughts to complete the book but later changed his mind and wrote the book just by himself. Rizal also consulted his friend Dr. Ferdinand Blumentritt on the issues he tackled in the book and the need to write about those issues. The detailed story about the sufferings of his countrymen were meant to awaken the Filipinos to the truth that was adversely affecting the society and which had not been talked about by the people most probably due to fear with the ruling Spaniards.The title of Noli Me Tangere is not Spanish, nor Tagalog, but Latin. Rizal, in his letter to his friend and Czech scientist Ferdinand Blumentritt, admitted that he obtained the title from the Bible. Rizal took the passage in John 20:17 where Jesus said to Mary Magdalene “Don't Touch Me!" when she recognizes him after his resurrection. The passage, when translated into Latin, is equivalent to Noli me tangere.</text:span></text:p>
            </text:list-item>
          </text:list>
        </text:list-item>
      </text:list>
      <text:p text:style-name="P25"><text:bookmark text:name="_svjymkugm1ks"/><text:span text:style-name="T6">Purpose</text:span></text:p>
      <text:list xml:id="list1690599556" text:style-name="WWNum4">
        <text:list-item>
          <text:list>
            <text:list-item>
              <text:p text:style-name="P13"><text:span text:style-name="T2">To expose the cruelties, graft, and corruption of the false government to honestly show the wrongdoings of Filipinos that led to further failure.</text:span></text:p>
            </text:list-item>
            <text:list-item>
              <text:p text:style-name="P16"><text:span text:style-name="T2">To show how the Filipino people lived during the Spanish colonial period and the cries and woes of his countrymen against abusive officials.</text:span></text:p>
            </text:list-item>
            <text:list-item>
              <text:p text:style-name="P16"><text:span text:style-name="T2">To discuss what religion and belief can really do to everyday lives.</text:span></text:p>
            </text:list-item>
            <text:list-item>
              <text:p text:style-name="P15"><text:span text:style-name="T2">To defend Filipino people from foreign accusations of foolishness and lack of knowledge.</text:span></text:p>
            </text:list-item>
          </text:list>
        </text:list-item>
      </text:list>
      <text:p text:style-name="P20"><text:soft-page-break/></text:p>
      <text:p text:style-name="P27"><text:bookmark text:name="_9rcgmmso2phx"/><text:span text:style-name="T6">THE PLOT OF NOLI ME TANGERE:</text:span></text:p>
      <text:p text:style-name="P5"><text:span text:style-name="T2">The young and idealistic Juan Crisostomo Ibarra returns home after seven years in Europe. The wealthy meztizo, like his father Don Rafael endeavors for reform primarily in the area of education in order to eliminate poverty and improve the lives of his countrymen. Upon learning about his father’s demise and the denial of a Catholic burial for his father Ibarra was provoked to hit Padre Damaso which eventually led to his excommunication. The excommunication was later rescinded upon the intervention of the Governor General. Padre Salvi, Ibarra’s mortal enemy accused Ibarra of insurrection. Ibarra’s letter to his beloved Maria Clara was used against him. Later in the story, Maria Clara will tell Ibarra that she did not conspire to indict him. She was compelled to give Ibarra’s letter in exchange for the letters of her mother before she was born. Maria Clara found out that the letters of her mother were addressed to Padre Damaso about their unborn child which means that she is the biological daughter of the priest and not of her father, Capitan Tiago. Meanwhile, Ibarra was able to escape the prison with Elias, who also experienced injustice with the authorities. Ibarra was able to speak with Maria Clara about the letters and thereafter forgave her. Ibarra and Elias flee to the lake and were chased by the Guardia Civil. One was shot and the other survives. Upon hearing the news, Maria Clara believed that Ibarra was dead; she entered the nunnery instead of marrying Alfonso Linares. The fatally wounded Elias found the child Basilio and his dead mother Sisa. The latter was driven to insanity when she learned that her children were implicated for theft by the sacristan mayor. Elias instructed Basilio to dig for his and Sisa’s graves and there is a buried treasure which he can use for his education. Noli Me Tangere brilliantly described Philippine society with its memorable characters. The melancholic fate of Maria Clara and the insanity of Sisa characterized the country’s pitiful state, which was once beautiful, turned miserable. Reading Noli Me Tangere will open one’s mind about oppression and tyranny.</text:span></text:p>
      <text:p text:style-name="P21"><text:span text:style-name="T3">THE PROTAGONIST AND ANTAGONIST, ALSO THE PROMINENT CHARACTERS:</text:span></text:p>
      <text:p text:style-name="P29"><text:bookmark text:name="_vefmf92wkcra"/><text:span text:style-name="T6">Main Protagonists And Antagonists <text:s text:c="5"/></text:span></text:p>
      <text:list xml:id="list1066991685" text:style-name="WWNum5">
        <text:list-item>
          <text:p text:style-name="P17"><text:span text:style-name="T3">Protagonist</text:span><text:span text:style-name="T2"> </text:span><text:span text:style-name="T4">- </text:span><text:span text:style-name="T5">Juan Crisostomo Ibarra y Magsalin, </text:span><text:span text:style-name="T3">(also known as Crisostomo Ibarra)</text:span></text:p>
        </text:list-item>
      </text:list>
      <text:p text:style-name="P6"><text:span text:style-name="T7">A wealthy young mestizo who has just returned to the Philippines after seven years of studying in Europe, Ibarra is sophisticated, highly esteemed, and very idealistic. The priests of San Diego all view him with great wariness on account of his highly liberal education and connections. His father, the equally idealistic Don Rafael, was labeled a subversive and a heretic by the corrupt priesthood and incarcerated, ultimately leading to his death. Ibarra hopes to create a school in San Diego in order to carry out his father's dreams and ideals, but he becomes entangled in conflicts with the church and is forced to flee San Diego as a result of a conspiracy led by the scheming Father Salví. In contrast to his more radical friend Elías, Ibarra generally wants to work within systems to reform the Philippines, rather than overthrow them, but he shifts towards Elías's beliefs as the novel progresses.</text:span><text:span text:style-name="T2"> </text:span></text:p>
      <text:list xml:id="list144357510" text:style-name="WWNum1">
        <text:list-item>
          <text:p text:style-name="P18"><text:span text:style-name="T3">Antagonist</text:span><text:span text:style-name="T2"> - </text:span><text:span text:style-name="T5">Dámaso Verdolagas</text:span><text:span text:style-name="T3"> (also known as Padre Dámaso, or Father Damaso)</text:span></text:p>
        </text:list-item>
      </text:list>
      <text:p text:style-name="P6"><text:span text:style-name="T7">Father Dámaso is an old, power-hungry, and shamelessly corrupt Spanish priest who has lived among the native Filipinos for nearly two decades. In spite of having spent all that time among them, the years have done nothing to endear him or develop any sympathy in him for his “flock.” He is deeply racist, as well as petty and vindictive, and he thinks nothing of using his considerable influence to ruin the lives of those who have slighted him, regardless of how small the offense is. He masterminded the death of Don Rafael Ibarra, then brazenly taunted the younger Ibarra. After he publicly insults Ibarra's father, Ibarra attacks him and he excommunicates Ibarra from the church. He is also the godfather (and, in fact, the biological father) of María Clara, giving him influence over her relationship with Ibarra.</text:span></text:p>
      <text:p text:style-name="P11"><text:span text:style-name="T8">Other Prominent Characters</text:span></text:p>
      <text:list xml:id="list761720585" text:style-name="WWNum2">
        <text:list-item>
          <text:p text:style-name="P19"><text:span text:style-name="T5">María Clara de los Santos</text:span><text:span text:style-name="T3"> (also known as María Clara)</text:span></text:p>
        </text:list-item>
      </text:list>
      <text:p text:style-name="P5"><text:span text:style-name="T7">A woman of high social standing, she is thought to be the daughter of Capitan Tiago and goddaughter of Father Dámaso. She is the biological daughter of Father Dámaso, the product of a scandalous relationship between the old priest and Capitan Tiago’s wife. María Clara grew up alongside Ibarra and planned to marry him, but Father Dámaso disapproved of the union. After Ibarra is excommunicated from the church, her guardians set her up to be wed to Linares, a wealthy young man of Spanish descent, and she tries to go along with the plan to avoid hurting her father, the weak-willed Capitan Tiago. When Ibarra is put on trial for sedition, she is coerced into surrendering the letters Ibarra has sent her as evidence of his guilt. Ultimately, when she hears of Ibarra's apparent death, she refuses to marry Linares and joins a convent.</text:span></text:p>
      <text:list xml:id="list25125853735320" text:continue-numbering="true" text:style-name="WWNum2">
        <text:list-item>
          <text:p text:style-name="P19"><text:span text:style-name="T5">Eliás </text:span></text:p>
        </text:list-item>
      </text:list>
      <text:p text:style-name="P5"><text:span text:style-name="T7">A mysterious character, Elías is a man on the run from the law who resents both the Spanish colonial government and the Catholic Church, despite his strong religious convictions. He crosses paths with the more temperate Ibarra when Ibarra bravely saves him from a crocodile. Elías uncovers a plot against Ibarra's life and works closely with him throughout the second half of the novel. He and Ibarra have several long conversations regarding the ethics of politics and governance, with Elias taking a more revolutionary stance.</text:span></text:p>
      <text:list xml:id="list25125833850329" text:continue-numbering="true" text:style-name="WWNum2">
        <text:list-item>
          <text:p text:style-name="P19"><text:span text:style-name="T5">Don Anastacio </text:span><text:span text:style-name="T3">(also known as</text:span><text:span text:style-name="T5"> </text:span><text:span text:style-name="T3">Pilósopo Tasyo)</text:span></text:p>
        </text:list-item>
      </text:list>
      <text:p text:style-name="P5"><text:span text:style-name="T7">An old man who previously studied philosophy and is believed to be crazy by most of the community. He respects Ibarra and gives him valuable advice, and also helped Ibarra's father before him.</text:span></text:p>
      <text:list xml:id="list25126488134452" text:continue-numbering="true" text:style-name="WWNum2">
        <text:list-item>
          <text:p text:style-name="P19"><text:span text:style-name="T5">Don Santiago de los Santos</text:span><text:span text:style-name="T3"> (also known as Kapitan Tiago)</text:span></text:p>
        </text:list-item>
      </text:list>
      <text:p text:style-name="P5"><text:span text:style-name="T7">Capitan Tiago is a rarity in that he is a wealthy Filipino who is native-born. He keeps close ties with high-ranking members of the Catholic Church, despite having no respect for religion, and shamelessly joins in others' racist insults against his own people. His primary concern is to marry off his daughter, María Clara, to an affluent man from an influential family. This is one of the main reasons that he is quick to toss aside his loyalties to Ibarra when he is labeled a subversive. His predilection for advantageous social pairings makes him quick to assent to Linares as a potential new match for his daughter.</text:span></text:p>
      <text:p text:style-name="P22"/>
      <text:list xml:id="list25126899557717" text:continue-numbering="true" text:style-name="WWNum2">
        <text:list-item>
          <text:p text:style-name="P19"><text:span text:style-name="T5">Padre salvi </text:span></text:p>
        </text:list-item>
      </text:list>
      <text:p text:style-name="P5"><text:span text:style-name="T7">A younger, more cunning Spanish priest who assumes control over Father Damaso’s post as friar curate of San Diego. He is in many regards more dangerous that his precursor as he is a more gifted strategist who uses his religious role for political influence as well as personal vendettas. He frequently fights with the town's ensign for power. His most significant role in the novel comes through his plot to ruin Ibarra, who is engaged to María Clara, who he is in love with</text:span></text:p>
      <text:list xml:id="list25127268586773" text:continue-numbering="true" text:style-name="WWNum2">
        <text:list-item>
          <text:p text:style-name="P19"><text:span text:style-name="T5">Sisa</text:span></text:p>
        </text:list-item>
      </text:list>
      <text:p text:style-name="P5"><text:span text:style-name="T7">The long-suffering mother of sextons-in-training Crispin and Basilio, she goes mad upon the loss of her sons. Impoverished and married to a violent drunkard, she is allied only with her sons. She wanders the town, clothes tattered and hair disheveled, calling out for her sons. When she actually does meet Basilio, she cannot recognize him.</text:span></text:p>
      <text:list xml:id="list25125435061464" text:continue-numbering="true" text:style-name="WWNum2">
        <text:list-item>
          <text:p text:style-name="P19"><text:span text:style-name="T5">Basilio</text:span></text:p>
        </text:list-item>
      </text:list>
      <text:p text:style-name="P5"><text:span text:style-name="T7">Sisa's 10-year-old son. An acolyte tasked to ring the church bells for the Angelus, he faced the dread of losing his younger brother and the descent of his mother into insanity. At the end of the novel, Elias wished Basilio to bury him by burning in exchange for a chest of gold located on his death ground. He will later play a major role in El Filibusterismo</text:span></text:p>
      <text:list xml:id="list25126793841574" text:continue-numbering="true" text:style-name="WWNum2">
        <text:list-item>
          <text:p text:style-name="P19"><text:span text:style-name="T5">Crispin </text:span></text:p>
        </text:list-item>
      </text:list>
      <text:p text:style-name="P7"><text:soft-page-break/><text:span text:style-name="T9">a young boy living in San Diego, is one of the sacristans of the church alongside his brother, Basilio. After being accused of stealing from church coffers, Crispin was punished by the head of Sacristan and Padre Salvi.</text:span></text:p>
      <text:list xml:id="list25127378714777" text:continue-numbering="true" text:style-name="WWNum2">
        <text:list-item>
          <text:p text:style-name="P19"><text:span text:style-name="T10">Dona Victorina</text:span></text:p>
        </text:list-item>
      </text:list>
      <text:p text:style-name="P5"><text:span text:style-name="T9">Victorina de los Reyes de Espadaña, a woman who poses herself as a Peninsulares. Wife of Don Tiburcio de Espadana, known in the novel as a trying hard rich woman who abhors anything that is Filipino and clings for Spanish way of life. This kind of character was manifested on some Filipinos of that time.</text:span></text:p>
      <text:list xml:id="list25125410838698" text:continue-numbering="true" text:style-name="WWNum2">
        <text:list-item>
          <text:p text:style-name="P19"><text:span text:style-name="T10">Don Rafael Ibarra</text:span></text:p>
        </text:list-item>
      </text:list>
      <text:p text:style-name="P5"><text:span text:style-name="T9">Known in the plot as a concerned citizen and property owner who was a father of Crisostomo Ibarra. Padre Damaso who played an antagonist role called him a heretic and filibustero due to his view on relating to liberalism in society.</text:span></text:p>
      <text:p text:style-name="P21"><text:span text:style-name="T3">HOW PEOPLE UNDERSTAND NOLI ME TANGERE IN THAT PERIOD:</text:span></text:p>
      <text:p text:style-name="P5"><text:span text:style-name="T2">People in that period understand the message of the novel named Noli me Tangere in a different perspective and varies in every individual. There are three categorizations of the point of view we like to highlight when they read and understand the said novel.</text:span></text:p>
      <text:p text:style-name="P26"><text:bookmark text:name="_5p0zn04ycaef"/>The first one is the point of view of the Spanish government towards the works of Noli me Tangere, the Spanish government ban the novel in the Philippines or colonies of it that’s why it’s called illegal in our country that day, due to they think that the content of it brutally exposed the abuses of the Spaniards and clergy towards in our country.</text:p>
      <text:p text:style-name="P26"><text:bookmark text:name="_5p0zn04ycaef1"/>Second is the point of view of the priest and church, wherein back then the church and religion was one of the most powerful beings at that time due to its influence towards the people. And at that time they intensely reacted on the novel of Rizal’s work because it shows the alleged corruption and abuses of the friars and church in our country and till up to the present day wherein there is a bill in year 2005 called Rizal Law, the church is feared on the said law because they think that bill would violate the freedom of conscience and religion. <text:s/>That’s why the Noli me Tangere were banned by the authorities of the Catholic Church and also the Government back then.</text:p>
      <text:p text:style-name="P26"><text:bookmark text:name="_nidr5uas0yjf"/>Lastly is the point of view of the Filipino people, for our people it represents symbolism that wakes up the call for a revolution, because the novel symbolizes real life events and opens the eyes of the Filipino people towards the Spanish colonization of the country that results in greater goods to our motherland. And also a pathway on the word <text:span text:style-name="T11">called ‘freedom’</text:span>. </text:p>
      <text:p text:style-name="P28"><text:bookmark text:name="_7i3phzs7ca3d"/><text:span text:style-name="T6">HOW IS THIS NOVEL DIFFERENT FROM THE EL FILIBUSTERISMO?</text:span></text:p>
      <text:p text:style-name="P4"><text:span text:style-name="T2">Noli Me Tangere was a romantic novel that was dedicated to our motherland but let us not ignore the fact that. Noli me Tangere also portrays the sickness of the society which can be observed not only during the Spanish times. But also how cruel the people are in terms of power, how people are easily tricked and powerless. Even in our modern times, it could still also be observed by the corrupt politicians to even church officials who can be related to the friars. While in El Filibusterismo it was about revenge and anger. It can be observed that in the end, despite all the violence and revolution brought only by vengeance and ambition not by peace and unity it will not succeed. It's true that throughout the whole novel Ibarra or Simoun have indeed suffered in the hands of the Spaniards. However it does not mean that his actions and attempts were justifiable. At the end of the story, all his plans failed throughout the conclusion of the novel; those ambitions for anger and revenge led to his demise. The connection between the two novels is that El Filibusterismo (The Reign of Greed) is the continuation of Noli Me Tangere (Touch Me Not) and both narrate a beautiful story with a subtle hint when Filipinos under Spanish colonization. These novels are not merely an attack on Spanish colonialism, its regime, and governance in the Philippines, it also calls the Filipinos to stand up and fight the oppression and abuse of those with abusive power.</text:span></text:p>
      <text:p text:style-name="P27"><text:bookmark text:name="_hbuh5zbbm41e"/><text:span text:style-name="T6">MESSAGE OF NOLI ME TANGERE BASED ON OUR GROUP:</text:span></text:p>
      <text:p text:style-name="P5"><text:span text:style-name="T2">The message of Noli Me Tangere for our group is that we should embrace nationalism by giving importance and supporting our culture and being united with one another. The novel also gives a message that we should instill patriotism by respecting and obeying the law and also by helping each other improve for the betterment of the country. The novel also taught us the value of wisdom and knowledge. It teaches the youth to be empowered by knowing the true meaning of justice, which is to fight for what is right so that the oppression that has happened in history will never repeat itself again.</text:span></text:p>
      <text:p text:style-name="P5"><text:span text:style-name="T2">The novel also shows how power can be dangerous when given to people such as the civil guards and the friars who have cruel and corrupt mindsets. That is why it is important to fully utilize the democracy we now have so that we can carefully choose who will commit to leading and prospering the country instead of using the power and position for one’s self intention. </text:span><text:span text:style-name="T3"><text:s text:c="2"/></text:span></text:p>
      <text:p text:style-name="P28"><text:bookmark text:name="_e9jrucvhdu3d"/><text:span text:style-name="T6">HOW CAN YOU APPLY THE INSIGHT YOU GAINED FROM THE NOVEL IN YOUR DAILY LIFE?</text:span></text:p>
      <text:p text:style-name="P5"><text:span text:style-name="T2">The insights that we as a group discovered and learned from the novel affected and changed how we see things in the modern world since the Philippines has its history of electing and putting into power people that are incompetent and does not care of the well-being of the masses. </text:span></text:p>
      <text:p text:style-name="P5"><text:span text:style-name="T2">The novel teaches us about patriotism and nationalism, as much as the Philippines is hard to fought for, we as a group learned that we should still make a stand for what we are and what culture we have for in today’s time, we as a nation are influenced by different types of culture and it saddens us in the group that majority of the population are more keen on supporting other cultures and does not mind whether they forgot their own. </text:span></text:p>
      <text:p text:style-name="P5"><text:span text:style-name="T2">The novel made us as a group to find wisdom and knowledge and to fight for the truth whether there may be obstacles along the way, fighting for what is true is the most worthy to fight for and so that blasphemous history and powering oppressions will never be forgotten and never to be repeated, ironic it may be but in reality we have repeated the same mistake but nevertheless, we as a group and people that are awoken from what is right and true shall never stoop down and just embrace it.</text:span></text:p>
      <text:p text:style-name="P5"><text:span text:style-name="T2">Lastly, power should never be given to people that want everything for themselves only and not notice the struggles and problems that may exist for people they have affected with their privilege of using it. We as a group learned that we should choose the right person for the right cause and to not let them over power us. We should make a stand on any oppression and not let it unfold just because you are unaffected. People that let it happen and support or even be neutral are insensitive, they let themselves to be cobbled up with their privilege however, we in the group learned that we shall not become as one for we do not embody as what Dr. Rizal wrote:</text:span></text:p>
      <text:p text:style-name="P5"><text:span text:style-name="T2">“</text:span><text:span text:style-name="T4">Ang hindi marunong magmahal sa sariling wika ay higit sa hayop at malansang isda</text:span><text:span text:style-name="T2">”.</text:span></text:p>
      <text:p text:style-name="P5"><text:span text:style-name="T2">Dr. Jose Rizal talks about “</text:span><text:span text:style-name="T4">wika</text:span><text:span text:style-name="T2">” however, the quote can also be applied figuratively on how people forgot and forget to fight and stand for what is true, hence us in the group believes that we shall never forget and let our </text:span><text:span text:style-name="T4">“kababayan” </text:span><text:span text:style-name="T2">suffer and have no chance to fight. We stand united for our country, a true form of unity.</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5in" fo:margin-right="0in" fo:margin-top="0.1665in" fo:margin-bottom="0.1665in" loext:contextual-spacing="false" fo:line-height="100%" fo:keep-together="always" fo:text-indent="-0.25in" style:auto-text-indent="false" fo:keep-with-next="alway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Times New Roman" fo:font-family="'Times New Roman'"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Times New Roman" fo:font-family="'Times New Roman'" style:font-family-generic="roman" style:font-pitch="variable"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5" meta:word-count="3683" meta:character-count="21253" meta:non-whitespace-character-count="17637"/>
    <meta:generator>LibreOfficeDev/6.0.5.2$Linux_X86_64 LibreOffice_project/</meta:generator>
  </office:meta>
</office:document-meta>
</file>